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0.84pt"/>
    </style:style>
    <style:style style:name="co2" style:family="table-column">
      <style:table-column-properties fo:break-before="auto" style:column-width="528.4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79.9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7.94pt"/>
    </style:style>
    <style:style style:name="co7" style:family="table-column">
      <style:table-column-properties fo:break-before="auto" style:column-width="152.79pt"/>
    </style:style>
    <style:style style:name="co8" style:family="table-column">
      <style:table-column-properties fo:break-before="auto" style:column-width="89.6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88.21pt"/>
    </style:style>
    <style:style style:name="co11" style:family="table-column">
      <style:table-column-properties fo:break-before="auto" style:column-width="85.44pt"/>
    </style:style>
    <style:style style:name="co12" style:family="table-column">
      <style:table-column-properties fo:break-before="auto" style:column-width="90.99pt"/>
    </style:style>
    <style:style style:name="co13" style:family="table-column">
      <style:table-column-properties fo:break-before="auto" style:column-width="10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Reserves">
      <style:table-properties table:display="true" style:writing-mode="lr-tb"/>
    </style:style>
    <style:style style:name="ta3" style:family="table" style:master-page-name="PageStyle_5f_Transactions">
      <style:table-properties table:display="true" style:writing-mode="lr-tb"/>
    </style:style>
    <style:style style:name="ta4" style:family="table" style:master-page-name="PageStyle_5f_InUs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DL Demo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Deployment URL: </text:p>
          </table:table-cell>
          <table:table-cell table:style-name="ce2" office:value-type="string" calcext:value-type="string">
            <text:p><text:a xlink:href="https://script.google.com/macros/s/AKfycbySPO_j9QYp5MClXWXvxgD4Nt8bbfcIRqTGAMK5smh9-g_vvX_RLW7vqx8v0L4SOAsu/exec" xlink:type="simple">https://script.google.com/macros/s/AKfycbySPO_j9QYp5MClXWXvxgD4Nt8bbfcIRqTGAMK5smh9-g_vvX_RLW7vqx8v0L4SOAsu/exec</text:a>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Format of URL with barcode for directly linking items in OPAC</text:p>
          </table:table-cell>
          <table:table-cell table:style-name="ce3" table:formula="of:=[.B3] &amp; &quot;?barcode=&quot;" office:value-type="string" office:string-value="https://script.google.com/macros/s/AKfycbySPO_j9QYp5MClXWXvxgD4Nt8bbfcIRqTGAMK5smh9-g_vvX_RLW7vqx8v0L4SOAsu/exec?barcode=" calcext:value-type="string">
            <text:p>https://script.google.com/macros/s/AKfycbySPO_j9QYp5MClXWXvxgD4Nt8bbfcIRqTGAMK5smh9-g_vvX_RLW7vqx8v0L4SOAsu/exec?barcode=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Example of direct linkinking URL with barcode</text:p>
          </table:table-cell>
          <table:table-cell table:style-name="ce3" table:formula="of:=[.B5] &amp; &quot;1234560020&quot;" office:value-type="string" office:string-value="https://script.google.com/macros/s/AKfycbySPO_j9QYp5MClXWXvxgD4Nt8bbfcIRqTGAMK5smh9-g_vvX_RLW7vqx8v0L4SOAsu/exec?barcode=1234560020" calcext:value-type="string">
            <text:p>https://script.google.com/macros/s/AKfycbySPO_j9QYp5MClXWXvxgD4Nt8bbfcIRqTGAMK5smh9-g_vvX_RLW7vqx8v0L4SOAsu/exec?barcode=1234560020</text:p>
          </table:table-cell>
          <table:table-cell table:style-name="ce1" table:number-columns-repeated="24"/>
          <table:table-cell table:number-columns-repeated="998"/>
        </table:table-row>
        <table:table-row table:style-name="ro1" table:number-rows-repeated="991">
          <table:table-cell table:style-name="ce1" table:number-columns-repeated="26"/>
          <table:table-cell table:number-columns-repeated="998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erves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style-name="ce4" office:value-type="string" calcext:value-type="string">
            <text:p>folde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updat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NT 120</text:p>
          </table:table-cell>
          <table:table-cell table:style-name="ce4" office:value-type="string" calcext:value-type="string">
            <text:p>Perspectives an open introduction to cultural Anthropology.pdf</text:p>
          </table:table-cell>
          <table:table-cell table:style-name="ce4" office:value-type="float" office:value="1234560015" calcext:value-type="float">
            <text:p>1234560015</text:p>
          </table:table-cell>
          <table:table-cell table:style-name="ce4" office:value-type="string" calcext:value-type="string">
            <text:p>1IPLvtetIwp7o4tY_LJv2wnWBFRDEJVUz</text:p>
          </table:table-cell>
          <table:table-cell table:style-name="ce5" office:value-type="string" calcext:value-type="string">
            <text:p><text:a xlink:href="https://drive.google.com/file/d/1IPLvtetIwp7o4tY_LJv2wnWBFRDEJVUz/view?usp=drivesdk" xlink:type="simple">https://drive.google.com/file/d/1IPLvtetIwp7o4tY_LJv2wnWBFRDEJVUz/view?usp=drivesdk</text:a></text:p>
          </table:table-cell>
          <table:table-cell table:style-name="ce4" office:value-type="float" office:value="18594364" calcext:value-type="float">
            <text:p>18594364</text:p>
          </table:table-cell>
          <table:table-cell table:style-name="ce6" office:value-type="date" office:date-value="2022-09-28T14:54:00.669" calcext:value-type="date">
            <text:p>9/28/2022 14:54:0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O 150</text:p>
          </table:table-cell>
          <table:table-cell table:style-name="ce4" office:value-type="string" calcext:value-type="string">
            <text:p>Human_Physiology.pdf</text:p>
          </table:table-cell>
          <table:table-cell table:style-name="ce4" office:value-type="float" office:value="1234560020" calcext:value-type="float">
            <text:p>1234560020</text:p>
          </table:table-cell>
          <table:table-cell table:style-name="ce4" office:value-type="string" calcext:value-type="string">
            <text:p>1IsGw5XpQoRg_Yg_ekK2ehsCapBR1SR89</text:p>
          </table:table-cell>
          <table:table-cell table:style-name="ce5" office:value-type="string" calcext:value-type="string">
            <text:p><text:a xlink:href="https://drive.google.com/file/d/1IsGw5XpQoRg_Yg_ekK2ehsCapBR1SR89/view?usp=drivesdk" xlink:type="simple">https://drive.google.com/file/d/1IsGw5XpQoRg_Yg_ekK2ehsCapBR1SR89/view?usp=drivesdk</text:a></text:p>
          </table:table-cell>
          <table:table-cell table:style-name="ce4" office:value-type="float" office:value="9875413" calcext:value-type="float">
            <text:p>9875413</text:p>
          </table:table-cell>
          <table:table-cell table:style-name="ce6" office:value-type="date" office:date-value="2022-09-28T11:19:03.631" calcext:value-type="date">
            <text:p>9/28/2022 11:19:0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US 115</text:p>
          </table:table-cell>
          <table:table-cell table:style-name="ce4" office:value-type="string" calcext:value-type="string">
            <text:p>Introductory Business Statistics.pdf</text:p>
          </table:table-cell>
          <table:table-cell table:style-name="ce4" office:value-type="float" office:value="1234560021" calcext:value-type="float">
            <text:p>1234560021</text:p>
          </table:table-cell>
          <table:table-cell table:style-name="ce4" office:value-type="string" calcext:value-type="string">
            <text:p>1-2VHiznJjZAN8RhWCFznWEaCHVN0B6me</text:p>
          </table:table-cell>
          <table:table-cell table:style-name="ce5" office:value-type="string" calcext:value-type="string">
            <text:p><text:a xlink:href="https://drive.google.com/file/d/1-2VHiznJjZAN8RhWCFznWEaCHVN0B6me/view?usp=drivesdk" xlink:type="simple">https://drive.google.com/file/d/1-2VHiznJjZAN8RhWCFznWEaCHVN0B6me/view?usp=drivesdk</text:a></text:p>
          </table:table-cell>
          <table:table-cell table:style-name="ce4" office:value-type="float" office:value="19426488" calcext:value-type="float">
            <text:p>19426488</text:p>
          </table:table-cell>
          <table:table-cell table:style-name="ce6" office:value-type="date" office:date-value="2022-09-28T11:19:05.557" calcext:value-type="date">
            <text:p>9/28/2022 11:19:0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UL 120</text:p>
          </table:table-cell>
          <table:table-cell table:style-name="ce4" office:value-type="string" calcext:value-type="string">
            <text:p>Basic Kitchen and Food Service Management.pdf</text:p>
          </table:table-cell>
          <table:table-cell table:style-name="ce4" office:value-type="float" office:value="1234560018" calcext:value-type="float">
            <text:p>1234560018</text:p>
          </table:table-cell>
          <table:table-cell table:style-name="ce4" office:value-type="string" calcext:value-type="string">
            <text:p>1BhpCd0S3UY6hxr9kt67H42MHmWkrVEFF</text:p>
          </table:table-cell>
          <table:table-cell table:style-name="ce5" office:value-type="string" calcext:value-type="string">
            <text:p><text:a xlink:href="https://drive.google.com/file/d/1BhpCd0S3UY6hxr9kt67H42MHmWkrVEFF/view?usp=drivesdk" xlink:type="simple">https://drive.google.com/file/d/1BhpCd0S3UY6hxr9kt67H42MHmWkrVEFF/view?usp=drivesdk</text:a></text:p>
          </table:table-cell>
          <table:table-cell table:style-name="ce4" office:value-type="float" office:value="881765" calcext:value-type="float">
            <text:p>881765</text:p>
          </table:table-cell>
          <table:table-cell table:style-name="ce6" office:value-type="date" office:date-value="2022-09-28T14:40:01.108" calcext:value-type="date">
            <text:p>9/28/2022 14:40:0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NG 101</text:p>
          </table:table-cell>
          <table:table-cell table:style-name="ce4" office:value-type="string" calcext:value-type="string">
            <text:p>English Literature.pdf</text:p>
          </table:table-cell>
          <table:table-cell table:style-name="ce4" office:value-type="float" office:value="1234560019" calcext:value-type="float">
            <text:p>1234560019</text:p>
          </table:table-cell>
          <table:table-cell table:style-name="ce4" office:value-type="string" calcext:value-type="string">
            <text:p>1IOwTravU3wlyi5KxbQuT_Am2cfypxvXo</text:p>
          </table:table-cell>
          <table:table-cell table:style-name="ce5" office:value-type="string" calcext:value-type="string">
            <text:p><text:a xlink:href="https://drive.google.com/file/d/1IOwTravU3wlyi5KxbQuT_Am2cfypxvXo/view?usp=drivesdk" xlink:type="simple">https://drive.google.com/file/d/1IOwTravU3wlyi5KxbQuT_Am2cfypxvXo/view?usp=drivesdk</text:a></text:p>
          </table:table-cell>
          <table:table-cell table:style-name="ce4" office:value-type="float" office:value="7906702" calcext:value-type="float">
            <text:p>7906702</text:p>
          </table:table-cell>
          <table:table-cell table:style-name="ce6" office:value-type="date" office:date-value="2022-09-28T15:05:22.426" calcext:value-type="date">
            <text:p>9/28/2022 15:05:2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UN 101</text:p>
          </table:table-cell>
          <table:table-cell table:style-name="ce4" office:value-type="string" calcext:value-type="string">
            <text:p>Appalachian Trail in Massachusetts Map.pdf</text:p>
          </table:table-cell>
          <table:table-cell table:style-name="ce4" office:value-type="float" office:value="123456005" calcext:value-type="float">
            <text:p>123456005</text:p>
          </table:table-cell>
          <table:table-cell table:style-name="ce4" office:value-type="string" calcext:value-type="string">
            <text:p>16if0VEECDs7T7ko0T09nqoGow6ru2_Jh</text:p>
          </table:table-cell>
          <table:table-cell table:style-name="ce5" office:value-type="string" calcext:value-type="string">
            <text:p><text:a xlink:href="https://drive.google.com/file/d/16if0VEECDs7T7ko0T09nqoGow6ru2_Jh/view?usp=drivesdk" xlink:type="simple">https://drive.google.com/file/d/16if0VEECDs7T7ko0T09nqoGow6ru2_Jh/view?usp=drivesdk</text:a></text:p>
          </table:table-cell>
          <table:table-cell table:style-name="ce4" office:value-type="float" office:value="3306226" calcext:value-type="float">
            <text:p>3306226</text:p>
          </table:table-cell>
          <table:table-cell table:style-name="ce6" office:value-type="date" office:date-value="2022-09-27T13:04:44.057" calcext:value-type="date">
            <text:p>9/27/2022 13:04:4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UN 101</text:p>
          </table:table-cell>
          <table:table-cell table:style-name="ce4" office:value-type="string" calcext:value-type="string">
            <text:p>BlueHills-brochure-trailmap-2020.pdf</text:p>
          </table:table-cell>
          <table:table-cell table:style-name="ce4" office:value-type="float" office:value="123456004" calcext:value-type="float">
            <text:p>123456004</text:p>
          </table:table-cell>
          <table:table-cell table:style-name="ce4" office:value-type="string" calcext:value-type="string">
            <text:p>1nRSjRAKycB_r7hHLGdxVjRfQWqNeRUr_</text:p>
          </table:table-cell>
          <table:table-cell table:style-name="ce5" office:value-type="string" calcext:value-type="string">
            <text:p><text:a xlink:href="https://drive.google.com/file/d/1nRSjRAKycB_r7hHLGdxVjRfQWqNeRUr_/view?usp=drivesdk" xlink:type="simple">https://drive.google.com/file/d/1nRSjRAKycB_r7hHLGdxVjRfQWqNeRUr_/view?usp=drivesdk</text:a></text:p>
          </table:table-cell>
          <table:table-cell table:style-name="ce4" office:value-type="float" office:value="3564775" calcext:value-type="float">
            <text:p>3564775</text:p>
          </table:table-cell>
          <table:table-cell table:style-name="ce6" office:value-type="date" office:date-value="2022-09-27T13:04:36.732" calcext:value-type="date">
            <text:p>9/27/2022 13:04:3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UN 101</text:p>
          </table:table-cell>
          <table:table-cell table:style-name="ce4" office:value-type="string" calcext:value-type="string">
            <text:p>Borderland State Park Map.pdf</text:p>
          </table:table-cell>
          <table:table-cell table:style-name="ce4" office:value-type="float" office:value="123456003" calcext:value-type="float">
            <text:p>123456003</text:p>
          </table:table-cell>
          <table:table-cell table:style-name="ce4" office:value-type="string" calcext:value-type="string">
            <text:p>1Tsw2uRBKsZQN8v3BCS0bdXhz7g2lNi0c</text:p>
          </table:table-cell>
          <table:table-cell table:style-name="ce5" office:value-type="string" calcext:value-type="string">
            <text:p><text:a xlink:href="https://drive.google.com/file/d/1Tsw2uRBKsZQN8v3BCS0bdXhz7g2lNi0c/view?usp=drivesdk" xlink:type="simple">https://drive.google.com/file/d/1Tsw2uRBKsZQN8v3BCS0bdXhz7g2lNi0c/view?usp=drivesdk</text:a></text:p>
          </table:table-cell>
          <table:table-cell table:style-name="ce4" office:value-type="float" office:value="1281703" calcext:value-type="float">
            <text:p>1281703</text:p>
          </table:table-cell>
          <table:table-cell table:style-name="ce6" office:value-type="date" office:date-value="2022-09-27T13:04:30.454" calcext:value-type="date">
            <text:p>9/27/2022 13:04:3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UN 101</text:p>
          </table:table-cell>
          <table:table-cell table:style-name="ce4" office:value-type="string" calcext:value-type="string">
            <text:p>Dainty Dishes for All the Year Round.pdf</text:p>
          </table:table-cell>
          <table:table-cell table:style-name="ce4" office:value-type="float" office:value="123456002" calcext:value-type="float">
            <text:p>123456002</text:p>
          </table:table-cell>
          <table:table-cell table:style-name="ce4" office:value-type="string" calcext:value-type="string">
            <text:p>1UifjzVJjn69CZ_JMdC_QAd6x_h5tGicm</text:p>
          </table:table-cell>
          <table:table-cell table:style-name="ce5" office:value-type="string" calcext:value-type="string">
            <text:p><text:a xlink:href="https://drive.google.com/file/d/1UifjzVJjn69CZ_JMdC_QAd6x_h5tGicm/view?usp=drivesdk" xlink:type="simple">https://drive.google.com/file/d/1UifjzVJjn69CZ_JMdC_QAd6x_h5tGicm/view?usp=drivesdk</text:a></text:p>
          </table:table-cell>
          <table:table-cell table:style-name="ce4" office:value-type="float" office:value="6495355" calcext:value-type="float">
            <text:p>6495355</text:p>
          </table:table-cell>
          <table:table-cell table:style-name="ce6" office:value-type="date" office:date-value="2022-09-27T13:04:24.574" calcext:value-type="date">
            <text:p>9/27/2022 13:04:2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UN 101</text:p>
          </table:table-cell>
          <table:table-cell table:style-name="ce4" office:value-type="string" calcext:value-type="string">
            <text:p>Marvelous Modular Origami.pdf</text:p>
          </table:table-cell>
          <table:table-cell table:style-name="ce4" office:value-type="float" office:value="123456007" calcext:value-type="float">
            <text:p>123456007</text:p>
          </table:table-cell>
          <table:table-cell table:style-name="ce4" office:value-type="string" calcext:value-type="string">
            <text:p>1yuV3XUQo1BzBOyZbXCGMIpu4z9yoK2Vt</text:p>
          </table:table-cell>
          <table:table-cell table:style-name="ce5" office:value-type="string" calcext:value-type="string">
            <text:p><text:a xlink:href="https://drive.google.com/file/d/1yuV3XUQo1BzBOyZbXCGMIpu4z9yoK2Vt/view?usp=drivesdk" xlink:type="simple">https://drive.google.com/file/d/1yuV3XUQo1BzBOyZbXCGMIpu4z9yoK2Vt/view?usp=drivesdk</text:a></text:p>
          </table:table-cell>
          <table:table-cell table:style-name="ce4" office:value-type="float" office:value="4112285" calcext:value-type="float">
            <text:p>4112285</text:p>
          </table:table-cell>
          <table:table-cell table:style-name="ce6" office:value-type="date" office:date-value="2022-09-27T13:05:19.544" calcext:value-type="date">
            <text:p>9/27/2022 13:05:2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UN 101</text:p>
          </table:table-cell>
          <table:table-cell table:style-name="ce4" office:value-type="string" calcext:value-type="string">
            <text:p>Suffrage Cookbook.pdf</text:p>
          </table:table-cell>
          <table:table-cell table:style-name="ce4" office:value-type="float" office:value="123456001" calcext:value-type="float">
            <text:p>123456001</text:p>
          </table:table-cell>
          <table:table-cell table:style-name="ce4" office:value-type="string" calcext:value-type="string">
            <text:p>1ei_ftYNe5mfqftgtjtRdijCsJVQLEUrP</text:p>
          </table:table-cell>
          <table:table-cell table:style-name="ce5" office:value-type="string" calcext:value-type="string">
            <text:p><text:a xlink:href="https://drive.google.com/file/d/1ei_ftYNe5mfqftgtjtRdijCsJVQLEUrP/view?usp=drivesdk" xlink:type="simple">https://drive.google.com/file/d/1ei_ftYNe5mfqftgtjtRdijCsJVQLEUrP/view?usp=drivesdk</text:a></text:p>
          </table:table-cell>
          <table:table-cell table:style-name="ce4" office:value-type="float" office:value="13683368" calcext:value-type="float">
            <text:p>13683368</text:p>
          </table:table-cell>
          <table:table-cell table:style-name="ce6" office:value-type="date" office:date-value="2022-09-27T13:04:18.659" calcext:value-type="date">
            <text:p>9/27/2022 13:04:1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UN 101</text:p>
          </table:table-cell>
          <table:table-cell table:style-name="ce4" office:value-type="string" calcext:value-type="string">
            <text:p>Suggested Day Hikes Mount Greylock State Reservation.pdf</text:p>
          </table:table-cell>
          <table:table-cell table:style-name="ce4" office:value-type="float" office:value="123456006" calcext:value-type="float">
            <text:p>123456006</text:p>
          </table:table-cell>
          <table:table-cell table:style-name="ce4" office:value-type="string" calcext:value-type="string">
            <text:p>1L0K22ByfjbM1JgcV_JcDaFF9T8rFVoyo</text:p>
          </table:table-cell>
          <table:table-cell table:style-name="ce5" office:value-type="string" calcext:value-type="string">
            <text:p><text:a xlink:href="https://drive.google.com/file/d/1L0K22ByfjbM1JgcV_JcDaFF9T8rFVoyo/view?usp=drivesdk" xlink:type="simple">https://drive.google.com/file/d/1L0K22ByfjbM1JgcV_JcDaFF9T8rFVoyo/view?usp=drivesdk</text:a></text:p>
          </table:table-cell>
          <table:table-cell table:style-name="ce4" office:value-type="float" office:value="1195384" calcext:value-type="float">
            <text:p>1195384</text:p>
          </table:table-cell>
          <table:table-cell table:style-name="ce6" office:value-type="date" office:date-value="2022-09-27T13:04:50.195" calcext:value-type="date">
            <text:p>9/27/2022 13:04:5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UN 101</text:p>
          </table:table-cell>
          <table:table-cell table:style-name="ce4" office:value-type="string" calcext:value-type="string">
            <text:p>The_Complete_Book_of_Origami_Step-by_Step_Instructions_in_Over_1000_Diagrams_by_Robert_J._Lang.pdf</text:p>
          </table:table-cell>
          <table:table-cell table:style-name="ce4" office:value-type="float" office:value="123456008" calcext:value-type="float">
            <text:p>123456008</text:p>
          </table:table-cell>
          <table:table-cell table:style-name="ce4" office:value-type="string" calcext:value-type="string">
            <text:p>1zoFJqim2HtgglN2ntWXxnUZZSb4s5Dom</text:p>
          </table:table-cell>
          <table:table-cell table:style-name="ce5" office:value-type="string" calcext:value-type="string">
            <text:p><text:a xlink:href="https://drive.google.com/file/d/1zoFJqim2HtgglN2ntWXxnUZZSb4s5Dom/view?usp=drivesdk" xlink:type="simple">https://drive.google.com/file/d/1zoFJqim2HtgglN2ntWXxnUZZSb4s5Dom/view?usp=drivesdk</text:a></text:p>
          </table:table-cell>
          <table:table-cell table:style-name="ce4" office:value-type="float" office:value="24128238" calcext:value-type="float">
            <text:p>24128238</text:p>
          </table:table-cell>
          <table:table-cell table:style-name="ce6" office:value-type="date" office:date-value="2022-09-28T11:19:01.837" calcext:value-type="date">
            <text:p>9/28/2022 11:19:0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IS 120</text:p>
          </table:table-cell>
          <table:table-cell table:style-name="ce4" office:value-type="string" calcext:value-type="string">
            <text:p>Survey of Modern European History.pdf</text:p>
          </table:table-cell>
          <table:table-cell table:style-name="ce4" office:value-type="float" office:value="1234560014" calcext:value-type="float">
            <text:p>1234560014</text:p>
          </table:table-cell>
          <table:table-cell table:style-name="ce4" office:value-type="string" calcext:value-type="string">
            <text:p>1JwpNV19wSI-GKAikd9J5DwN8kx2BLqnd</text:p>
          </table:table-cell>
          <table:table-cell table:style-name="ce5" office:value-type="string" calcext:value-type="string">
            <text:p><text:a xlink:href="https://drive.google.com/file/d/1JwpNV19wSI-GKAikd9J5DwN8kx2BLqnd/view?usp=drivesdk" xlink:type="simple">https://drive.google.com/file/d/1JwpNV19wSI-GKAikd9J5DwN8kx2BLqnd/view?usp=drivesdk</text:a></text:p>
          </table:table-cell>
          <table:table-cell table:style-name="ce4" office:value-type="float" office:value="43655934" calcext:value-type="float">
            <text:p>43655934</text:p>
          </table:table-cell>
          <table:table-cell table:style-name="ce6" office:value-type="date" office:date-value="2022-09-28T14:57:01.272" calcext:value-type="date">
            <text:p>9/28/2022 14:57:0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B 120</text:p>
          </table:table-cell>
          <table:table-cell table:style-name="ce4" office:value-type="string" calcext:value-type="string">
            <text:p>Companion Document to the ACRL Framework for Information Literacy.pdf</text:p>
          </table:table-cell>
          <table:table-cell table:style-name="ce4" office:value-type="float" office:value="1234560023" calcext:value-type="float">
            <text:p>1234560023</text:p>
          </table:table-cell>
          <table:table-cell table:style-name="ce4" office:value-type="string" calcext:value-type="string">
            <text:p>1pdPIxj9QRhL-Wx5jJgK2pif66ff0-zQj</text:p>
          </table:table-cell>
          <table:table-cell table:style-name="ce5" office:value-type="string" calcext:value-type="string">
            <text:p><text:a xlink:href="https://drive.google.com/file/d/1pdPIxj9QRhL-Wx5jJgK2pif66ff0-zQj/view?usp=drivesdk" xlink:type="simple">https://drive.google.com/file/d/1pdPIxj9QRhL-Wx5jJgK2pif66ff0-zQj/view?usp=drivesdk</text:a></text:p>
          </table:table-cell>
          <table:table-cell table:style-name="ce4" office:value-type="float" office:value="369576" calcext:value-type="float">
            <text:p>369576</text:p>
          </table:table-cell>
          <table:table-cell table:style-name="ce6" office:value-type="date" office:date-value="2022-09-27T13:07:51.46" calcext:value-type="date">
            <text:p>9/27/2022 13:07:5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B 120</text:p>
          </table:table-cell>
          <table:table-cell table:style-name="ce4" office:value-type="string" calcext:value-type="string">
            <text:p>The-Information-Literacy-Users-Guide-pdf (2).pdf</text:p>
          </table:table-cell>
          <table:table-cell table:style-name="ce4" office:value-type="float" office:value="1234560022" calcext:value-type="float">
            <text:p>1234560022</text:p>
          </table:table-cell>
          <table:table-cell table:style-name="ce4" office:value-type="string" calcext:value-type="string">
            <text:p>1UEOfC9Bo7MfBzXkopc-iLAd2bWkwUjug</text:p>
          </table:table-cell>
          <table:table-cell table:style-name="ce5" office:value-type="string" calcext:value-type="string">
            <text:p><text:a xlink:href="https://drive.google.com/file/d/1UEOfC9Bo7MfBzXkopc-iLAd2bWkwUjug/view?usp=drivesdk" xlink:type="simple">https://drive.google.com/file/d/1UEOfC9Bo7MfBzXkopc-iLAd2bWkwUjug/view?usp=drivesdk</text:a></text:p>
          </table:table-cell>
          <table:table-cell table:style-name="ce4" office:value-type="float" office:value="1991499" calcext:value-type="float">
            <text:p>1991499</text:p>
          </table:table-cell>
          <table:table-cell table:style-name="ce6" office:value-type="date" office:date-value="2022-09-27T13:07:45.713" calcext:value-type="date">
            <text:p>9/27/2022 13:07:4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SY 110</text:p>
          </table:table-cell>
          <table:table-cell table:style-name="ce4" office:value-type="string" calcext:value-type="string">
            <text:p>Psychology Second Edition.pdf</text:p>
          </table:table-cell>
          <table:table-cell table:style-name="ce4" office:value-type="float" office:value="1234560025" calcext:value-type="float">
            <text:p>1234560025</text:p>
          </table:table-cell>
          <table:table-cell table:style-name="ce4" office:value-type="string" calcext:value-type="string">
            <text:p>1CoJFtUCSauZJh0YqDwHcS-4gX6rWRxKz</text:p>
          </table:table-cell>
          <table:table-cell table:style-name="ce5" office:value-type="string" calcext:value-type="string">
            <text:p><text:a xlink:href="https://drive.google.com/file/d/1CoJFtUCSauZJh0YqDwHcS-4gX6rWRxKz/view?usp=drivesdk" xlink:type="simple">https://drive.google.com/file/d/1CoJFtUCSauZJh0YqDwHcS-4gX6rWRxKz/view?usp=drivesdk</text:a></text:p>
          </table:table-cell>
          <table:table-cell table:style-name="ce4" office:value-type="float" office:value="87968924" calcext:value-type="float">
            <text:p>87968924</text:p>
          </table:table-cell>
          <table:table-cell table:style-name="ce6" office:value-type="date" office:date-value="2022-09-27T13:15:54.345" calcext:value-type="date">
            <text:p>9/27/2022 13:15:5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C 110</text:p>
          </table:table-cell>
          <table:table-cell table:style-name="ce4" office:value-type="string" calcext:value-type="string">
            <text:p>Introduction to Sociology.pdf</text:p>
          </table:table-cell>
          <table:table-cell table:style-name="ce4" office:value-type="float" office:value="1234560013" calcext:value-type="float">
            <text:p>1234560013</text:p>
          </table:table-cell>
          <table:table-cell table:style-name="ce4" office:value-type="string" calcext:value-type="string">
            <text:p>1bJI7Gje4tUzFlx0piMKbavgwTApsyllx</text:p>
          </table:table-cell>
          <table:table-cell table:style-name="ce5" office:value-type="string" calcext:value-type="string">
            <text:p><text:a xlink:href="https://drive.google.com/file/d/1bJI7Gje4tUzFlx0piMKbavgwTApsyllx/view?usp=drivesdk" xlink:type="simple">https://drive.google.com/file/d/1bJI7Gje4tUzFlx0piMKbavgwTApsyllx/view?usp=drivesdk</text:a></text:p>
          </table:table-cell>
          <table:table-cell table:style-name="ce4" office:value-type="float" office:value="31314450" calcext:value-type="float">
            <text:p>31314450</text:p>
          </table:table-cell>
          <table:table-cell table:style-name="ce6" office:value-type="date" office:date-value="2022-09-28T14:16:00.052" calcext:value-type="date">
            <text:p>9/28/2022 14:16: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VET 130</text:p>
          </table:table-cell>
          <table:table-cell table:style-name="ce4" office:value-type="string" calcext:value-type="string">
            <text:p>Anatomy and Physiology of Animals.pdf</text:p>
          </table:table-cell>
          <table:table-cell table:style-name="ce4" office:value-type="float" office:value="1234560016" calcext:value-type="float">
            <text:p>1234560016</text:p>
          </table:table-cell>
          <table:table-cell table:style-name="ce4" office:value-type="string" calcext:value-type="string">
            <text:p>1M5d59uD3qhWU8lgQqWfZ0OpXu9A_z7rb</text:p>
          </table:table-cell>
          <table:table-cell table:style-name="ce5" office:value-type="string" calcext:value-type="string">
            <text:p><text:a xlink:href="https://drive.google.com/file/d/1M5d59uD3qhWU8lgQqWfZ0OpXu9A_z7rb/view?usp=drivesdk" xlink:type="simple">https://drive.google.com/file/d/1M5d59uD3qhWU8lgQqWfZ0OpXu9A_z7rb/view?usp=drivesdk</text:a></text:p>
          </table:table-cell>
          <table:table-cell table:style-name="ce4" office:value-type="float" office:value="15927637" calcext:value-type="float">
            <text:p>15927637</text:p>
          </table:table-cell>
          <table:table-cell table:style-name="ce6" office:value-type="date" office:date-value="2022-09-28T15:00:00.644" calcext:value-type="date">
            <text:p>9/28/2022 15:00:0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ILD 150</text:p>
          </table:table-cell>
          <table:table-cell table:style-name="ce4" office:value-type="string" calcext:value-type="string">
            <text:p>Beavers in Massachusetts.pdf</text:p>
          </table:table-cell>
          <table:table-cell table:style-name="ce4" office:value-type="float" office:value="1234560012" calcext:value-type="float">
            <text:p>1234560012</text:p>
          </table:table-cell>
          <table:table-cell table:style-name="ce4" office:value-type="string" calcext:value-type="string">
            <text:p>1kInS9z29_FMTydy3yP9qsnx4L7qZ9svp</text:p>
          </table:table-cell>
          <table:table-cell table:style-name="ce5" office:value-type="string" calcext:value-type="string">
            <text:p><text:a xlink:href="https://drive.google.com/file/d/1kInS9z29_FMTydy3yP9qsnx4L7qZ9svp/view?usp=drivesdk" xlink:type="simple">https://drive.google.com/file/d/1kInS9z29_FMTydy3yP9qsnx4L7qZ9svp/view?usp=drivesdk</text:a></text:p>
          </table:table-cell>
          <table:table-cell table:style-name="ce4" office:value-type="float" office:value="1040825" calcext:value-type="float">
            <text:p>1040825</text:p>
          </table:table-cell>
          <table:table-cell table:style-name="ce6" office:value-type="date" office:date-value="2022-09-27T15:30:00.942" calcext:value-type="date">
            <text:p>9/27/2022 15:30:0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ILD 150</text:p>
          </table:table-cell>
          <table:table-cell table:style-name="ce4" office:value-type="string" calcext:value-type="string">
            <text:p>Massachusetts wildlife 4-2022.pdf</text:p>
          </table:table-cell>
          <table:table-cell table:style-name="ce4" office:value-type="float" office:value="1234560010" calcext:value-type="float">
            <text:p>1234560010</text:p>
          </table:table-cell>
          <table:table-cell table:style-name="ce4" office:value-type="string" calcext:value-type="string">
            <text:p>1T52qX8NNmJrzP0gxmCeXd36IWj44TeLS</text:p>
          </table:table-cell>
          <table:table-cell table:style-name="ce5" office:value-type="string" calcext:value-type="string">
            <text:p><text:a xlink:href="https://drive.google.com/file/d/1T52qX8NNmJrzP0gxmCeXd36IWj44TeLS/view?usp=drivesdk" xlink:type="simple">https://drive.google.com/file/d/1T52qX8NNmJrzP0gxmCeXd36IWj44TeLS/view?usp=drivesdk</text:a></text:p>
          </table:table-cell>
          <table:table-cell table:style-name="ce4" office:value-type="float" office:value="9199022" calcext:value-type="float">
            <text:p>9199022</text:p>
          </table:table-cell>
          <table:table-cell table:style-name="ce6" office:value-type="date" office:date-value="2022-09-27T13:05:41.733" calcext:value-type="date">
            <text:p>9/27/2022 13:05:4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ILD 150</text:p>
          </table:table-cell>
          <table:table-cell table:style-name="ce4" office:value-type="string" calcext:value-type="string">
            <text:p>Massachusetts wildlife 7-2022.pdf</text:p>
          </table:table-cell>
          <table:table-cell table:style-name="ce4" office:value-type="float" office:value="1234560011" calcext:value-type="float">
            <text:p>1234560011</text:p>
          </table:table-cell>
          <table:table-cell table:style-name="ce4" office:value-type="string" calcext:value-type="string">
            <text:p>1LviHddwASm-8QDHxUssn8AkSHVoJoYR4</text:p>
          </table:table-cell>
          <table:table-cell table:style-name="ce5" office:value-type="string" calcext:value-type="string">
            <text:p><text:a xlink:href="https://drive.google.com/file/d/1LviHddwASm-8QDHxUssn8AkSHVoJoYR4/view?usp=drivesdk" xlink:type="simple">https://drive.google.com/file/d/1LviHddwASm-8QDHxUssn8AkSHVoJoYR4/view?usp=drivesdk</text:a></text:p>
          </table:table-cell>
          <table:table-cell table:style-name="ce4" office:value-type="float" office:value="19417653" calcext:value-type="float">
            <text:p>19417653</text:p>
          </table:table-cell>
          <table:table-cell table:style-name="ce6" office:value-type="date" office:date-value="2022-09-27T13:05:47.512" calcext:value-type="date">
            <text:p>9/27/2022 13:05:48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actions" table:style-name="ta3"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2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tudent ID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Title</text:p>
          </table:table-cell>
          <table:table-cell table:style-name="ce6" office:value-type="string" calcext:value-type="string">
            <text:p>Request dat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Barcode</text:p>
          </table:table-cell>
          <table:table-cell table:style-name="ce4" office:value-type="string" calcext:value-type="string">
            <text:p>Item ID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Status</text:p>
          </table:table-cell>
          <table:table-cell table:style-name="ce7" office:value-type="string" calcext:value-type="string">
            <text:p>Loan date</text:p>
          </table:table-cell>
          <table:table-cell table:style-name="ce7" office:value-type="string" calcext:value-type="string">
            <text:p>Expire date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>
            <text:p>Chris</text:p>
          </table:table-cell>
          <table:table-cell table:style-name="ce4" office:value-type="float" office:value="123654" calcext:value-type="float">
            <text:p>123654</text:p>
          </table:table-cell>
          <table:table-cell table:style-name="ce4" office:value-type="string" calcext:value-type="string">
            <text:p>WILD 150</text:p>
          </table:table-cell>
          <table:table-cell table:style-name="ce4" office:value-type="string" calcext:value-type="string">
            <text:p>Beavers in Massachusetts.pdf</text:p>
          </table:table-cell>
          <table:table-cell table:style-name="ce6" office:value-type="date" office:date-value="2022-09-27T15:30:00.341" calcext:value-type="date">
            <text:p>9/27/2022 15:30:00</text:p>
          </table:table-cell>
          <table:table-cell table:style-name="ce4" office:value-type="string" calcext:value-type="string">
            <text:p>ctodd@hcc.edu</text:p>
          </table:table-cell>
          <table:table-cell table:style-name="ce4" office:value-type="float" office:value="1234560012" calcext:value-type="float">
            <text:p>1234560012</text:p>
          </table:table-cell>
          <table:table-cell table:style-name="ce4" office:value-type="string" calcext:value-type="string">
            <text:p>1kInS9z29_FMTydy3yP9qsnx4L7qZ9svp</text:p>
          </table:table-cell>
          <table:table-cell table:style-name="ce5" office:value-type="string" calcext:value-type="string">
            <text:p><text:a xlink:href="https://drive.google.com/file/d/1kInS9z29_FMTydy3yP9qsnx4L7qZ9svp/view?usp=drivesdk" xlink:type="simple">https://drive.google.com/file/d/1kInS9z29_FMTydy3yP9qsnx4L7qZ9svp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7T15:29:59" calcext:value-type="date">
            <text:p>9/27/2022 15:29:59</text:p>
          </table:table-cell>
          <table:table-cell table:style-name="ce6" office:value-type="date" office:date-value="2022-09-27T18:29:59" calcext:value-type="date">
            <text:p>9/27/2022 18:29:59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Librarian</text:p>
          </table:table-cell>
          <table:table-cell table:style-name="ce4" office:value-type="float" office:value="65464645" calcext:value-type="float">
            <text:p>65464645</text:p>
          </table:table-cell>
          <table:table-cell table:style-name="ce4" office:value-type="string" calcext:value-type="string">
            <text:p>FUN 101</text:p>
          </table:table-cell>
          <table:table-cell table:style-name="ce4" office:value-type="string" calcext:value-type="string">
            <text:p>The_Complete_Book_of_Origami_Step-by_Step_Instructions_in_Over_1000_Diagrams_by_Robert_J._Lang.pdf</text:p>
          </table:table-cell>
          <table:table-cell table:style-name="ce6" office:value-type="date" office:date-value="2022-09-27T15:30:42.433" calcext:value-type="date">
            <text:p>9/27/2022 15:30:42</text:p>
          </table:table-cell>
          <table:table-cell table:style-name="ce4" office:value-type="string" calcext:value-type="string">
            <text:p>library@hcc.edu</text:p>
          </table:table-cell>
          <table:table-cell table:style-name="ce4" office:value-type="float" office:value="123456008" calcext:value-type="float">
            <text:p>123456008</text:p>
          </table:table-cell>
          <table:table-cell table:style-name="ce4" office:value-type="string" calcext:value-type="string">
            <text:p>1zoFJqim2HtgglN2ntWXxnUZZSb4s5Dom</text:p>
          </table:table-cell>
          <table:table-cell table:style-name="ce5" office:value-type="string" calcext:value-type="string">
            <text:p><text:a xlink:href="https://drive.google.com/file/d/1zoFJqim2HtgglN2ntWXxnUZZSb4s5Dom/view?usp=drivesdk" xlink:type="simple">https://drive.google.com/file/d/1zoFJqim2HtgglN2ntWXxnUZZSb4s5Dom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7T15:30:42" calcext:value-type="date">
            <text:p>9/27/2022 15:30:42</text:p>
          </table:table-cell>
          <table:table-cell table:style-name="ce6" office:value-type="date" office:date-value="2022-09-27T18:30:42" calcext:value-type="date">
            <text:p>9/27/2022 18:30:4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Librarian</text:p>
          </table:table-cell>
          <table:table-cell table:style-name="ce4" office:value-type="float" office:value="65464645" calcext:value-type="float">
            <text:p>65464645</text:p>
          </table:table-cell>
          <table:table-cell table:style-name="ce4" office:value-type="string" calcext:value-type="string">
            <text:p>FUN 101</text:p>
          </table:table-cell>
          <table:table-cell table:style-name="ce4" office:value-type="string" calcext:value-type="string">
            <text:p>The_Complete_Book_of_Origami_Step-by_Step_Instructions_in_Over_1000_Diagrams_by_Robert_J._Lang.pdf</text:p>
          </table:table-cell>
          <table:table-cell table:style-name="ce6" office:value-type="date" office:date-value="2022-09-27T15:30:44.371" calcext:value-type="date">
            <text:p>9/27/2022 15:30:44</text:p>
          </table:table-cell>
          <table:table-cell table:style-name="ce4" office:value-type="string" calcext:value-type="string">
            <text:p>library@hcc.edu</text:p>
          </table:table-cell>
          <table:table-cell table:style-name="ce4" office:value-type="float" office:value="123456008" calcext:value-type="float">
            <text:p>123456008</text:p>
          </table:table-cell>
          <table:table-cell table:style-name="ce4" office:value-type="string" calcext:value-type="string">
            <text:p>1zoFJqim2HtgglN2ntWXxnUZZSb4s5Dom</text:p>
          </table:table-cell>
          <table:table-cell table:style-name="ce5" office:value-type="string" calcext:value-type="string">
            <text:p><text:a xlink:href="https://drive.google.com/file/d/1zoFJqim2HtgglN2ntWXxnUZZSb4s5Dom/view?usp=drivesdk" xlink:type="simple">https://drive.google.com/file/d/1zoFJqim2HtgglN2ntWXxnUZZSb4s5Dom/view?usp=drivesdk</text:a></text:p>
          </table:table-cell>
          <table:table-cell table:style-name="ce4" office:value-type="string" calcext:value-type="string">
            <text:p>In Use</text:p>
          </table:table-cell>
          <table:table-cell table:style-name="ce7"/>
          <table:table-cell table:style-name="ce6" office:value-type="date" office:date-value="2022-09-27T18:30:42" calcext:value-type="date">
            <text:p>9/27/2022 18:30:4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Paul</text:p>
          </table:table-cell>
          <table:table-cell table:style-name="ce4" office:value-type="float" office:value="980980" calcext:value-type="float">
            <text:p>980980</text:p>
          </table:table-cell>
          <table:table-cell table:style-name="ce4" office:value-type="string" calcext:value-type="string">
            <text:p>BIO 150</text:p>
          </table:table-cell>
          <table:table-cell table:style-name="ce4" office:value-type="string" calcext:value-type="string">
            <text:p>Human_Physiology.pdf</text:p>
          </table:table-cell>
          <table:table-cell table:style-name="ce6" office:value-type="date" office:date-value="2022-09-27T15:32:53.906" calcext:value-type="date">
            <text:p>9/27/2022 15:32:54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20" calcext:value-type="float">
            <text:p>1234560020</text:p>
          </table:table-cell>
          <table:table-cell table:style-name="ce4" office:value-type="string" calcext:value-type="string">
            <text:p>1IsGw5XpQoRg_Yg_ekK2ehsCapBR1SR89</text:p>
          </table:table-cell>
          <table:table-cell table:style-name="ce5" office:value-type="string" calcext:value-type="string">
            <text:p><text:a xlink:href="https://drive.google.com/file/d/1IsGw5XpQoRg_Yg_ekK2ehsCapBR1SR89/view?usp=drivesdk" xlink:type="simple">https://drive.google.com/file/d/1IsGw5XpQoRg_Yg_ekK2ehsCapBR1SR89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7T15:32:53" calcext:value-type="date">
            <text:p>9/27/2022 15:32:53</text:p>
          </table:table-cell>
          <table:table-cell table:style-name="ce6" office:value-type="date" office:date-value="2022-09-27T18:32:53" calcext:value-type="date">
            <text:p>9/27/2022 18:32:5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Peter</text:p>
          </table:table-cell>
          <table:table-cell table:style-name="ce4" office:value-type="float" office:value="232323" calcext:value-type="float">
            <text:p>232323</text:p>
          </table:table-cell>
          <table:table-cell table:style-name="ce4" office:value-type="string" calcext:value-type="string">
            <text:p>BUS 115</text:p>
          </table:table-cell>
          <table:table-cell table:style-name="ce4" office:value-type="string" calcext:value-type="string">
            <text:p>Introductory Business Statistics.pdf</text:p>
          </table:table-cell>
          <table:table-cell table:style-name="ce6" office:value-type="date" office:date-value="2022-09-27T17:02:26.084" calcext:value-type="date">
            <text:p>9/27/2022 17:02:26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21" calcext:value-type="float">
            <text:p>1234560021</text:p>
          </table:table-cell>
          <table:table-cell table:style-name="ce4" office:value-type="string" calcext:value-type="string">
            <text:p>1-2VHiznJjZAN8RhWCFznWEaCHVN0B6me</text:p>
          </table:table-cell>
          <table:table-cell table:style-name="ce5" office:value-type="string" calcext:value-type="string">
            <text:p><text:a xlink:href="https://drive.google.com/file/d/1-2VHiznJjZAN8RhWCFznWEaCHVN0B6me/view?usp=drivesdk" xlink:type="simple">https://drive.google.com/file/d/1-2VHiznJjZAN8RhWCFznWEaCHVN0B6me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7T17:02:25" calcext:value-type="date">
            <text:p>9/27/2022 17:02:25</text:p>
          </table:table-cell>
          <table:table-cell table:style-name="ce6" office:value-type="date" office:date-value="2022-09-27T20:02:25" calcext:value-type="date">
            <text:p>9/27/2022 20:02:25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Paul</text:p>
          </table:table-cell>
          <table:table-cell table:style-name="ce4" office:value-type="float" office:value="980980" calcext:value-type="float">
            <text:p>980980</text:p>
          </table:table-cell>
          <table:table-cell table:style-name="ce4" office:value-type="string" calcext:value-type="string">
            <text:p>BIO 150</text:p>
          </table:table-cell>
          <table:table-cell table:style-name="ce4" office:value-type="string" calcext:value-type="string">
            <text:p>Human_Physiology.pdf</text:p>
          </table:table-cell>
          <table:table-cell table:style-name="ce6" office:value-type="date" office:date-value="2022-09-28T11:15:25.376" calcext:value-type="date">
            <text:p>9/28/2022 11:15:25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20" calcext:value-type="float">
            <text:p>1234560020</text:p>
          </table:table-cell>
          <table:table-cell table:style-name="ce4" office:value-type="string" calcext:value-type="string">
            <text:p>1IsGw5XpQoRg_Yg_ekK2ehsCapBR1SR89</text:p>
          </table:table-cell>
          <table:table-cell table:style-name="ce5" office:value-type="string" calcext:value-type="string">
            <text:p><text:a xlink:href="https://drive.google.com/file/d/1IsGw5XpQoRg_Yg_ekK2ehsCapBR1SR89/view?usp=drivesdk" xlink:type="simple">https://drive.google.com/file/d/1IsGw5XpQoRg_Yg_ekK2ehsCapBR1SR89/view?usp=drivesdk</text:a></text:p>
          </table:table-cell>
          <table:table-cell table:style-name="ce4" office:value-type="string" calcext:value-type="string">
            <text:p>In Use</text:p>
          </table:table-cell>
          <table:table-cell table:style-name="ce7"/>
          <table:table-cell table:style-name="ce6" office:value-type="date" office:date-value="2022-09-27T18:32:53" calcext:value-type="date">
            <text:p>9/27/2022 18:32:5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ue</text:p>
          </table:table-cell>
          <table:table-cell table:style-name="ce4" office:value-type="float" office:value="65465464" calcext:value-type="float">
            <text:p>65465464</text:p>
          </table:table-cell>
          <table:table-cell table:style-name="ce4" office:value-type="string" calcext:value-type="string">
            <text:p>SOC 110</text:p>
          </table:table-cell>
          <table:table-cell table:style-name="ce4" office:value-type="string" calcext:value-type="string">
            <text:p>Introduction to Sociology.pdf</text:p>
          </table:table-cell>
          <table:table-cell table:style-name="ce6" office:value-type="date" office:date-value="2022-09-28T11:15:56.038" calcext:value-type="date">
            <text:p>9/28/2022 11:15:56</text:p>
          </table:table-cell>
          <table:table-cell table:style-name="ce4" office:value-type="string" calcext:value-type="string">
            <text:p>library@hcc.edu</text:p>
          </table:table-cell>
          <table:table-cell table:style-name="ce4" office:value-type="float" office:value="1234560013" calcext:value-type="float">
            <text:p>1234560013</text:p>
          </table:table-cell>
          <table:table-cell table:style-name="ce4" office:value-type="string" calcext:value-type="string">
            <text:p>1bJI7Gje4tUzFlx0piMKbavgwTApsyllx</text:p>
          </table:table-cell>
          <table:table-cell table:style-name="ce5" office:value-type="string" calcext:value-type="string">
            <text:p><text:a xlink:href="https://drive.google.com/file/d/1bJI7Gje4tUzFlx0piMKbavgwTApsyllx/view?usp=drivesdk" xlink:type="simple">https://drive.google.com/file/d/1bJI7Gje4tUzFlx0piMKbavgwTApsyllx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8T11:15:55" calcext:value-type="date">
            <text:p>9/28/2022 11:15:55</text:p>
          </table:table-cell>
          <table:table-cell table:style-name="ce6" office:value-type="date" office:date-value="2022-09-28T14:15:55" calcext:value-type="date">
            <text:p>9/28/2022 14:15:55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ue</text:p>
          </table:table-cell>
          <table:table-cell table:style-name="ce4" office:value-type="float" office:value="65465464" calcext:value-type="float">
            <text:p>65465464</text:p>
          </table:table-cell>
          <table:table-cell table:style-name="ce4" office:value-type="string" calcext:value-type="string">
            <text:p>SOC 110</text:p>
          </table:table-cell>
          <table:table-cell table:style-name="ce4" office:value-type="string" calcext:value-type="string">
            <text:p>Introduction to Sociology.pdf</text:p>
          </table:table-cell>
          <table:table-cell table:style-name="ce6" office:value-type="date" office:date-value="2022-09-28T11:30:53.723" calcext:value-type="date">
            <text:p>9/28/2022 11:30:54</text:p>
          </table:table-cell>
          <table:table-cell/>
          <table:table-cell table:style-name="ce4" office:value-type="float" office:value="1234560013" calcext:value-type="float">
            <text:p>1234560013</text:p>
          </table:table-cell>
          <table:table-cell table:style-name="ce4" office:value-type="string" calcext:value-type="string">
            <text:p>1bJI7Gje4tUzFlx0piMKbavgwTApsyllx</text:p>
          </table:table-cell>
          <table:table-cell table:style-name="ce5" office:value-type="string" calcext:value-type="string">
            <text:p><text:a xlink:href="https://drive.google.com/file/d/1bJI7Gje4tUzFlx0piMKbavgwTApsyllx/view?usp=drivesdk" xlink:type="simple">https://drive.google.com/file/d/1bJI7Gje4tUzFlx0piMKbavgwTApsyllx/view?usp=drivesdk</text:a></text:p>
          </table:table-cell>
          <table:table-cell table:style-name="ce4" office:value-type="string" calcext:value-type="string">
            <text:p>In Use</text:p>
          </table:table-cell>
          <table:table-cell/>
          <table:table-cell table:style-name="ce6" office:value-type="date" office:date-value="2022-09-28T14:15:55" calcext:value-type="date">
            <text:p>9/28/2022 14:15:55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am</text:p>
          </table:table-cell>
          <table:table-cell table:style-name="ce4" office:value-type="float" office:value="654645" calcext:value-type="float">
            <text:p>654645</text:p>
          </table:table-cell>
          <table:table-cell table:style-name="ce4" office:value-type="string" calcext:value-type="string">
            <text:p>BUS 115</text:p>
          </table:table-cell>
          <table:table-cell table:style-name="ce4" office:value-type="string" calcext:value-type="string">
            <text:p>Introductory Business Statistics.pdf</text:p>
          </table:table-cell>
          <table:table-cell table:style-name="ce6" office:value-type="date" office:date-value="2022-09-28T11:31:22.643" calcext:value-type="date">
            <text:p>9/28/2022 11:31:23</text:p>
          </table:table-cell>
          <table:table-cell/>
          <table:table-cell table:style-name="ce4" office:value-type="float" office:value="1234560021" calcext:value-type="float">
            <text:p>1234560021</text:p>
          </table:table-cell>
          <table:table-cell table:style-name="ce4" office:value-type="string" calcext:value-type="string">
            <text:p>1-2VHiznJjZAN8RhWCFznWEaCHVN0B6me</text:p>
          </table:table-cell>
          <table:table-cell table:style-name="ce5" office:value-type="string" calcext:value-type="string">
            <text:p><text:a xlink:href="https://drive.google.com/file/d/1-2VHiznJjZAN8RhWCFznWEaCHVN0B6me/view?usp=drivesdk" xlink:type="simple">https://drive.google.com/file/d/1-2VHiznJjZAN8RhWCFznWEaCHVN0B6me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8T11:31:22" calcext:value-type="date">
            <text:p>9/28/2022 11:31:22</text:p>
          </table:table-cell>
          <table:table-cell table:style-name="ce6" office:value-type="date" office:date-value="2022-09-28T14:31:22" calcext:value-type="date">
            <text:p>9/28/2022 14:31:2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Photon</text:p>
          </table:table-cell>
          <table:table-cell table:style-name="ce4" office:value-type="float" office:value="654654" calcext:value-type="float">
            <text:p>654654</text:p>
          </table:table-cell>
          <table:table-cell table:style-name="ce4" office:value-type="string" calcext:value-type="string">
            <text:p>PSY 110</text:p>
          </table:table-cell>
          <table:table-cell table:style-name="ce4" office:value-type="string" calcext:value-type="string">
            <text:p>Psychology Second Edition.pdf</text:p>
          </table:table-cell>
          <table:table-cell table:style-name="ce6" office:value-type="date" office:date-value="2022-09-28T11:32:24.944" calcext:value-type="date">
            <text:p>9/28/2022 11:32:25</text:p>
          </table:table-cell>
          <table:table-cell/>
          <table:table-cell table:style-name="ce4" office:value-type="float" office:value="1234560025" calcext:value-type="float">
            <text:p>1234560025</text:p>
          </table:table-cell>
          <table:table-cell table:style-name="ce4" office:value-type="string" calcext:value-type="string">
            <text:p>1CoJFtUCSauZJh0YqDwHcS-4gX6rWRxKz</text:p>
          </table:table-cell>
          <table:table-cell table:style-name="ce5" office:value-type="string" calcext:value-type="string">
            <text:p><text:a xlink:href="https://drive.google.com/file/d/1CoJFtUCSauZJh0YqDwHcS-4gX6rWRxKz/view?usp=drivesdk" xlink:type="simple">https://drive.google.com/file/d/1CoJFtUCSauZJh0YqDwHcS-4gX6rWRxKz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8T11:32:24" calcext:value-type="date">
            <text:p>9/28/2022 11:32:24</text:p>
          </table:table-cell>
          <table:table-cell table:style-name="ce6" office:value-type="date" office:date-value="2022-09-28T14:32:24" calcext:value-type="date">
            <text:p>9/28/2022 14:32:2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Martha</text:p>
          </table:table-cell>
          <table:table-cell table:style-name="ce4" office:value-type="float" office:value="99999" calcext:value-type="float">
            <text:p>99999</text:p>
          </table:table-cell>
          <table:table-cell table:style-name="ce4" office:value-type="string" calcext:value-type="string">
            <text:p>CUL 120</text:p>
          </table:table-cell>
          <table:table-cell table:style-name="ce4" office:value-type="string" calcext:value-type="string">
            <text:p>Basic Kitchen and Food Service Management.pdf</text:p>
          </table:table-cell>
          <table:table-cell table:style-name="ce6" office:value-type="date" office:date-value="2022-09-28T11:39:12.328" calcext:value-type="date">
            <text:p>9/28/2022 11:39:12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18" calcext:value-type="float">
            <text:p>1234560018</text:p>
          </table:table-cell>
          <table:table-cell table:style-name="ce4" office:value-type="string" calcext:value-type="string">
            <text:p>1BhpCd0S3UY6hxr9kt67H42MHmWkrVEFF</text:p>
          </table:table-cell>
          <table:table-cell table:style-name="ce5" office:value-type="string" calcext:value-type="string">
            <text:p><text:a xlink:href="https://drive.google.com/file/d/1BhpCd0S3UY6hxr9kt67H42MHmWkrVEFF/view?usp=drivesdk" xlink:type="simple">https://drive.google.com/file/d/1BhpCd0S3UY6hxr9kt67H42MHmWkrVEFF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8T11:39:12" calcext:value-type="date">
            <text:p>9/28/2022 11:39:12</text:p>
          </table:table-cell>
          <table:table-cell table:style-name="ce6" office:value-type="date" office:date-value="2022-09-28T14:39:12" calcext:value-type="date">
            <text:p>9/28/2022 14:39:1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amantha</text:p>
          </table:table-cell>
          <table:table-cell table:style-name="ce4" office:value-type="float" office:value="646564" calcext:value-type="float">
            <text:p>646564</text:p>
          </table:table-cell>
          <table:table-cell table:style-name="ce4" office:value-type="string" calcext:value-type="string">
            <text:p>ANT 120</text:p>
          </table:table-cell>
          <table:table-cell table:style-name="ce4" office:value-type="string" calcext:value-type="string">
            <text:p>Perspectives an open introduction to cultural Anthropology.pdf</text:p>
          </table:table-cell>
          <table:table-cell table:style-name="ce6" office:value-type="date" office:date-value="2022-09-28T11:53:19.058" calcext:value-type="date">
            <text:p>9/28/2022 11:53:19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15" calcext:value-type="float">
            <text:p>1234560015</text:p>
          </table:table-cell>
          <table:table-cell table:style-name="ce4" office:value-type="string" calcext:value-type="string">
            <text:p>1IPLvtetIwp7o4tY_LJv2wnWBFRDEJVUz</text:p>
          </table:table-cell>
          <table:table-cell table:style-name="ce5" office:value-type="string" calcext:value-type="string">
            <text:p><text:a xlink:href="https://drive.google.com/file/d/1IPLvtetIwp7o4tY_LJv2wnWBFRDEJVUz/view?usp=drivesdk" xlink:type="simple">https://drive.google.com/file/d/1IPLvtetIwp7o4tY_LJv2wnWBFRDEJVUz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8T11:53:18" calcext:value-type="date">
            <text:p>9/28/2022 11:53:18</text:p>
          </table:table-cell>
          <table:table-cell table:style-name="ce6" office:value-type="date" office:date-value="2022-09-28T14:53:18" calcext:value-type="date">
            <text:p>9/28/2022 14:53:1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Joanne</text:p>
          </table:table-cell>
          <table:table-cell table:style-name="ce4" office:value-type="float" office:value="65466546" calcext:value-type="float">
            <text:p>65466546</text:p>
          </table:table-cell>
          <table:table-cell table:style-name="ce4" office:value-type="string" calcext:value-type="string">
            <text:p>HIS 120</text:p>
          </table:table-cell>
          <table:table-cell table:style-name="ce4" office:value-type="string" calcext:value-type="string">
            <text:p>Survey of Modern European History.pdf</text:p>
          </table:table-cell>
          <table:table-cell table:style-name="ce6" office:value-type="date" office:date-value="2022-09-28T11:56:13.005" calcext:value-type="date">
            <text:p>9/28/2022 11:56:13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14" calcext:value-type="float">
            <text:p>1234560014</text:p>
          </table:table-cell>
          <table:table-cell table:style-name="ce4" office:value-type="string" calcext:value-type="string">
            <text:p>1JwpNV19wSI-GKAikd9J5DwN8kx2BLqnd</text:p>
          </table:table-cell>
          <table:table-cell table:style-name="ce5" office:value-type="string" calcext:value-type="string">
            <text:p><text:a xlink:href="https://drive.google.com/file/d/1JwpNV19wSI-GKAikd9J5DwN8kx2BLqnd/view?usp=drivesdk" xlink:type="simple">https://drive.google.com/file/d/1JwpNV19wSI-GKAikd9J5DwN8kx2BLqnd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8T11:56:12" calcext:value-type="date">
            <text:p>9/28/2022 11:56:12</text:p>
          </table:table-cell>
          <table:table-cell table:style-name="ce6" office:value-type="date" office:date-value="2022-09-28T14:56:12" calcext:value-type="date">
            <text:p>9/28/2022 14:56:1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Ross</text:p>
          </table:table-cell>
          <table:table-cell table:style-name="ce4" office:value-type="float" office:value="8888" calcext:value-type="float">
            <text:p>8888</text:p>
          </table:table-cell>
          <table:table-cell table:style-name="ce4" office:value-type="string" calcext:value-type="string">
            <text:p>VET 130</text:p>
          </table:table-cell>
          <table:table-cell table:style-name="ce4" office:value-type="string" calcext:value-type="string">
            <text:p>Anatomy and Physiology of Animals.pdf</text:p>
          </table:table-cell>
          <table:table-cell table:style-name="ce6" office:value-type="date" office:date-value="2022-09-28T11:59:38.028" calcext:value-type="date">
            <text:p>9/28/2022 11:59:38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16" calcext:value-type="float">
            <text:p>1234560016</text:p>
          </table:table-cell>
          <table:table-cell table:style-name="ce4" office:value-type="string" calcext:value-type="string">
            <text:p>1M5d59uD3qhWU8lgQqWfZ0OpXu9A_z7rb</text:p>
          </table:table-cell>
          <table:table-cell table:style-name="ce5" office:value-type="string" calcext:value-type="string">
            <text:p><text:a xlink:href="https://drive.google.com/file/d/1M5d59uD3qhWU8lgQqWfZ0OpXu9A_z7rb/view?usp=drivesdk" xlink:type="simple">https://drive.google.com/file/d/1M5d59uD3qhWU8lgQqWfZ0OpXu9A_z7rb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8T11:59:37" calcext:value-type="date">
            <text:p>9/28/2022 11:59:37</text:p>
          </table:table-cell>
          <table:table-cell table:style-name="ce6" office:value-type="date" office:date-value="2022-09-28T14:59:37" calcext:value-type="date">
            <text:p>9/28/2022 14:59:37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Marge</text:p>
          </table:table-cell>
          <table:table-cell table:style-name="ce4" office:value-type="float" office:value="65465464" calcext:value-type="float">
            <text:p>65465464</text:p>
          </table:table-cell>
          <table:table-cell table:style-name="ce4" office:value-type="string" calcext:value-type="string">
            <text:p>ENG 101</text:p>
          </table:table-cell>
          <table:table-cell table:style-name="ce4" office:value-type="string" calcext:value-type="string">
            <text:p>English Literature.pdf</text:p>
          </table:table-cell>
          <table:table-cell table:style-name="ce6" office:value-type="date" office:date-value="2022-09-28T12:04:23.243" calcext:value-type="date">
            <text:p>9/28/2022 12:04:23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19" calcext:value-type="float">
            <text:p>1234560019</text:p>
          </table:table-cell>
          <table:table-cell table:style-name="ce4" office:value-type="string" calcext:value-type="string">
            <text:p>1IOwTravU3wlyi5KxbQuT_Am2cfypxvXo</text:p>
          </table:table-cell>
          <table:table-cell table:style-name="ce5" office:value-type="string" calcext:value-type="string">
            <text:p><text:a xlink:href="https://drive.google.com/file/d/1IOwTravU3wlyi5KxbQuT_Am2cfypxvXo/view?usp=drivesdk" xlink:type="simple">https://drive.google.com/file/d/1IOwTravU3wlyi5KxbQuT_Am2cfypxvXo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8T12:04:23" calcext:value-type="date">
            <text:p>9/28/2022 12:04:23</text:p>
          </table:table-cell>
          <table:table-cell table:style-name="ce6" office:value-type="date" office:date-value="2022-09-28T15:04:23" calcext:value-type="date">
            <text:p>9/28/2022 15:04:2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ernie</text:p>
          </table:table-cell>
          <table:table-cell table:style-name="ce4" office:value-type="float" office:value="6546464" calcext:value-type="float">
            <text:p>6546464</text:p>
          </table:table-cell>
          <table:table-cell table:style-name="ce4" office:value-type="string" calcext:value-type="string">
            <text:p>BIO 150</text:p>
          </table:table-cell>
          <table:table-cell table:style-name="ce4" office:value-type="string" calcext:value-type="string">
            <text:p>Human_Physiology.pdf</text:p>
          </table:table-cell>
          <table:table-cell table:style-name="ce6" office:value-type="date" office:date-value="2022-09-29T14:23:50.376" calcext:value-type="date">
            <text:p>9/29/2022 14:23:50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20" calcext:value-type="float">
            <text:p>1234560020</text:p>
          </table:table-cell>
          <table:table-cell table:style-name="ce4" office:value-type="string" calcext:value-type="string">
            <text:p>1IsGw5XpQoRg_Yg_ekK2ehsCapBR1SR89</text:p>
          </table:table-cell>
          <table:table-cell table:style-name="ce5" office:value-type="string" calcext:value-type="string">
            <text:p><text:a xlink:href="https://drive.google.com/file/d/1IsGw5XpQoRg_Yg_ekK2ehsCapBR1SR89/view?usp=drivesdk" xlink:type="simple">https://drive.google.com/file/d/1IsGw5XpQoRg_Yg_ekK2ehsCapBR1SR89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9T14:23:50" calcext:value-type="date">
            <text:p>9/29/2022 14:23:50</text:p>
          </table:table-cell>
          <table:table-cell table:style-name="ce6" office:value-type="date" office:date-value="2022-09-29T17:23:50" calcext:value-type="date">
            <text:p>9/29/2022 17:23:5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Walter</text:p>
          </table:table-cell>
          <table:table-cell table:style-name="ce4" office:value-type="float" office:value="6546464" calcext:value-type="float">
            <text:p>6546464</text:p>
          </table:table-cell>
          <table:table-cell table:style-name="ce4" office:value-type="string" calcext:value-type="string">
            <text:p>BUS 115</text:p>
          </table:table-cell>
          <table:table-cell table:style-name="ce4" office:value-type="string" calcext:value-type="string">
            <text:p>Introductory Business Statistics.pdf</text:p>
          </table:table-cell>
          <table:table-cell table:style-name="ce6" office:value-type="date" office:date-value="2022-09-29T14:24:52.194" calcext:value-type="date">
            <text:p>9/29/2022 14:24:52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21" calcext:value-type="float">
            <text:p>1234560021</text:p>
          </table:table-cell>
          <table:table-cell table:style-name="ce4" office:value-type="string" calcext:value-type="string">
            <text:p>1-2VHiznJjZAN8RhWCFznWEaCHVN0B6me</text:p>
          </table:table-cell>
          <table:table-cell table:style-name="ce5" office:value-type="string" calcext:value-type="string">
            <text:p><text:a xlink:href="https://drive.google.com/file/d/1-2VHiznJjZAN8RhWCFznWEaCHVN0B6me/view?usp=drivesdk" xlink:type="simple">https://drive.google.com/file/d/1-2VHiznJjZAN8RhWCFznWEaCHVN0B6me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9T14:24:51" calcext:value-type="date">
            <text:p>9/29/2022 14:24:51</text:p>
          </table:table-cell>
          <table:table-cell table:style-name="ce6" office:value-type="date" office:date-value="2022-09-29T17:24:51" calcext:value-type="date">
            <text:p>9/29/2022 17:24:51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Karen</text:p>
          </table:table-cell>
          <table:table-cell table:style-name="ce4" office:value-type="float" office:value="46464" calcext:value-type="float">
            <text:p>46464</text:p>
          </table:table-cell>
          <table:table-cell table:style-name="ce4" office:value-type="string" calcext:value-type="string">
            <text:p>CUL 120</text:p>
          </table:table-cell>
          <table:table-cell table:style-name="ce4" office:value-type="string" calcext:value-type="string">
            <text:p>Basic Kitchen and Food Service Management.pdf</text:p>
          </table:table-cell>
          <table:table-cell table:style-name="ce6" office:value-type="date" office:date-value="2022-09-29T14:27:08.191" calcext:value-type="date">
            <text:p>9/29/2022 14:27:08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18" calcext:value-type="float">
            <text:p>1234560018</text:p>
          </table:table-cell>
          <table:table-cell table:style-name="ce4" office:value-type="string" calcext:value-type="string">
            <text:p>1BhpCd0S3UY6hxr9kt67H42MHmWkrVEFF</text:p>
          </table:table-cell>
          <table:table-cell table:style-name="ce5" office:value-type="string" calcext:value-type="string">
            <text:p><text:a xlink:href="https://drive.google.com/file/d/1BhpCd0S3UY6hxr9kt67H42MHmWkrVEFF/view?usp=drivesdk" xlink:type="simple">https://drive.google.com/file/d/1BhpCd0S3UY6hxr9kt67H42MHmWkrVEFF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9T14:27:07" calcext:value-type="date">
            <text:p>9/29/2022 14:27:07</text:p>
          </table:table-cell>
          <table:table-cell table:style-name="ce6" office:value-type="date" office:date-value="2022-09-29T17:27:07" calcext:value-type="date">
            <text:p>9/29/2022 17:27:07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Andy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string" calcext:value-type="string">
            <text:p>ENG 101</text:p>
          </table:table-cell>
          <table:table-cell table:style-name="ce4" office:value-type="string" calcext:value-type="string">
            <text:p>English Literature.pdf</text:p>
          </table:table-cell>
          <table:table-cell table:style-name="ce6" office:value-type="date" office:date-value="2022-09-29T14:30:27.519" calcext:value-type="date">
            <text:p>9/29/2022 14:30:28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19" calcext:value-type="float">
            <text:p>1234560019</text:p>
          </table:table-cell>
          <table:table-cell table:style-name="ce4" office:value-type="string" calcext:value-type="string">
            <text:p>1IOwTravU3wlyi5KxbQuT_Am2cfypxvXo</text:p>
          </table:table-cell>
          <table:table-cell table:style-name="ce5" office:value-type="string" calcext:value-type="string">
            <text:p><text:a xlink:href="https://drive.google.com/file/d/1IOwTravU3wlyi5KxbQuT_Am2cfypxvXo/view?usp=drivesdk" xlink:type="simple">https://drive.google.com/file/d/1IOwTravU3wlyi5KxbQuT_Am2cfypxvXo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9T14:30:27" calcext:value-type="date">
            <text:p>9/29/2022 14:30:27</text:p>
          </table:table-cell>
          <table:table-cell table:style-name="ce6" office:value-type="date" office:date-value="2022-09-29T17:30:27" calcext:value-type="date">
            <text:p>9/29/2022 17:30:27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Denise</text:p>
          </table:table-cell>
          <table:table-cell table:style-name="ce4" office:value-type="float" office:value="809098" calcext:value-type="float">
            <text:p>809098</text:p>
          </table:table-cell>
          <table:table-cell table:style-name="ce4" office:value-type="string" calcext:value-type="string">
            <text:p>FUN 101</text:p>
          </table:table-cell>
          <table:table-cell table:style-name="ce4" office:value-type="string" calcext:value-type="string">
            <text:p>Appalachian Trail in Massachusetts Map.pdf</text:p>
          </table:table-cell>
          <table:table-cell table:style-name="ce6" office:value-type="date" office:date-value="2022-09-29T14:38:07.161" calcext:value-type="date">
            <text:p>9/29/2022 14:38:07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5" calcext:value-type="float">
            <text:p>123456005</text:p>
          </table:table-cell>
          <table:table-cell table:style-name="ce4" office:value-type="string" calcext:value-type="string">
            <text:p>16if0VEECDs7T7ko0T09nqoGow6ru2_Jh</text:p>
          </table:table-cell>
          <table:table-cell table:style-name="ce5" office:value-type="string" calcext:value-type="string">
            <text:p><text:a xlink:href="https://drive.google.com/file/d/16if0VEECDs7T7ko0T09nqoGow6ru2_Jh/view?usp=drivesdk" xlink:type="simple">https://drive.google.com/file/d/16if0VEECDs7T7ko0T09nqoGow6ru2_Jh/view?usp=drivesdk</text:a></text:p>
          </table:table-cell>
          <table:table-cell table:style-name="ce4" office:value-type="string" calcext:value-type="string">
            <text:p>Expired</text:p>
          </table:table-cell>
          <table:table-cell table:number-columns-repeated="2" table:style-name="ce6" office:value-type="date" office:date-value="2022-09-29T14:38:06" calcext:value-type="date">
            <text:p>9/29/2022 14:38:0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Mandy</text:p>
          </table:table-cell>
          <table:table-cell table:style-name="ce4" office:value-type="float" office:value="8098089" calcext:value-type="float">
            <text:p>8098089</text:p>
          </table:table-cell>
          <table:table-cell table:style-name="ce4" office:value-type="string" calcext:value-type="string">
            <text:p>FUN 101</text:p>
          </table:table-cell>
          <table:table-cell table:style-name="ce4" office:value-type="string" calcext:value-type="string">
            <text:p>BlueHills-brochure-trailmap-2020.pdf</text:p>
          </table:table-cell>
          <table:table-cell table:style-name="ce6" office:value-type="date" office:date-value="2022-09-29T14:48:34.64" calcext:value-type="date">
            <text:p>9/29/2022 14:48:35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4" calcext:value-type="float">
            <text:p>123456004</text:p>
          </table:table-cell>
          <table:table-cell table:style-name="ce4" office:value-type="string" calcext:value-type="string">
            <text:p>1nRSjRAKycB_r7hHLGdxVjRfQWqNeRUr_</text:p>
          </table:table-cell>
          <table:table-cell table:style-name="ce5" office:value-type="string" calcext:value-type="string">
            <text:p><text:a xlink:href="https://drive.google.com/file/d/1nRSjRAKycB_r7hHLGdxVjRfQWqNeRUr_/view?usp=drivesdk" xlink:type="simple">https://drive.google.com/file/d/1nRSjRAKycB_r7hHLGdxVjRfQWqNeRUr_/view?usp=drivesdk</text:a></text:p>
          </table:table-cell>
          <table:table-cell table:style-name="ce4" office:value-type="string" calcext:value-type="string">
            <text:p>Expired</text:p>
          </table:table-cell>
          <table:table-cell table:number-columns-repeated="2" table:style-name="ce6" office:value-type="date" office:date-value="2022-09-29T14:48:34" calcext:value-type="date">
            <text:p>9/29/2022 14:48:3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asdf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string" calcext:value-type="string">
            <text:p>ANT 120</text:p>
          </table:table-cell>
          <table:table-cell table:style-name="ce4" office:value-type="string" calcext:value-type="string">
            <text:p>Perspectives an open introduction to cultural Anthropology.pdf</text:p>
          </table:table-cell>
          <table:table-cell table:style-name="ce6" office:value-type="date" office:date-value="2022-09-29T14:50:55.686" calcext:value-type="date">
            <text:p>9/29/2022 14:50:56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15" calcext:value-type="float">
            <text:p>1234560015</text:p>
          </table:table-cell>
          <table:table-cell table:style-name="ce4" office:value-type="string" calcext:value-type="string">
            <text:p>1IPLvtetIwp7o4tY_LJv2wnWBFRDEJVUz</text:p>
          </table:table-cell>
          <table:table-cell table:style-name="ce5" office:value-type="string" calcext:value-type="string">
            <text:p><text:a xlink:href="https://drive.google.com/file/d/1IPLvtetIwp7o4tY_LJv2wnWBFRDEJVUz/view?usp=drivesdk" xlink:type="simple">https://drive.google.com/file/d/1IPLvtetIwp7o4tY_LJv2wnWBFRDEJVUz/view?usp=drivesdk</text:a></text:p>
          </table:table-cell>
          <table:table-cell table:style-name="ce4" office:value-type="string" calcext:value-type="string">
            <text:p>Expired</text:p>
          </table:table-cell>
          <table:table-cell table:number-columns-repeated="2" table:style-name="ce6" office:value-type="date" office:date-value="2022-09-29T14:50:55" calcext:value-type="date">
            <text:p>9/29/2022 14:50:55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riana</text:p>
          </table:table-cell>
          <table:table-cell table:style-name="ce4" office:value-type="float" office:value="80808" calcext:value-type="float">
            <text:p>80808</text:p>
          </table:table-cell>
          <table:table-cell table:style-name="ce4" office:value-type="string" calcext:value-type="string">
            <text:p>ANT 120</text:p>
          </table:table-cell>
          <table:table-cell table:style-name="ce4" office:value-type="string" calcext:value-type="string">
            <text:p>Perspectives an open introduction to cultural Anthropology.pdf</text:p>
          </table:table-cell>
          <table:table-cell table:style-name="ce6" office:value-type="date" office:date-value="2022-09-29T14:51:24.061" calcext:value-type="date">
            <text:p>9/29/2022 14:51:24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15" calcext:value-type="float">
            <text:p>1234560015</text:p>
          </table:table-cell>
          <table:table-cell table:style-name="ce4" office:value-type="string" calcext:value-type="string">
            <text:p>1IPLvtetIwp7o4tY_LJv2wnWBFRDEJVUz</text:p>
          </table:table-cell>
          <table:table-cell table:style-name="ce5" office:value-type="string" calcext:value-type="string">
            <text:p><text:a xlink:href="https://drive.google.com/file/d/1IPLvtetIwp7o4tY_LJv2wnWBFRDEJVUz/view?usp=drivesdk" xlink:type="simple">https://drive.google.com/file/d/1IPLvtetIwp7o4tY_LJv2wnWBFRDEJVUz/view?usp=drivesdk</text:a></text:p>
          </table:table-cell>
          <table:table-cell table:style-name="ce4" office:value-type="string" calcext:value-type="string">
            <text:p>Expired</text:p>
          </table:table-cell>
          <table:table-cell table:number-columns-repeated="2" table:style-name="ce6" office:value-type="date" office:date-value="2022-09-29T14:51:23" calcext:value-type="date">
            <text:p>9/29/2022 14:51:2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dfasd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string" calcext:value-type="string">
            <text:p>ANT 120</text:p>
          </table:table-cell>
          <table:table-cell table:style-name="ce4" office:value-type="string" calcext:value-type="string">
            <text:p>Perspectives an open introduction to cultural Anthropology.pdf</text:p>
          </table:table-cell>
          <table:table-cell table:style-name="ce6" office:value-type="date" office:date-value="2022-09-29T14:52:59.319" calcext:value-type="date">
            <text:p>9/29/2022 14:52:59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15" calcext:value-type="float">
            <text:p>1234560015</text:p>
          </table:table-cell>
          <table:table-cell table:style-name="ce4" office:value-type="string" calcext:value-type="string">
            <text:p>1IPLvtetIwp7o4tY_LJv2wnWBFRDEJVUz</text:p>
          </table:table-cell>
          <table:table-cell table:style-name="ce5" office:value-type="string" calcext:value-type="string">
            <text:p><text:a xlink:href="https://drive.google.com/file/d/1IPLvtetIwp7o4tY_LJv2wnWBFRDEJVUz/view?usp=drivesdk" xlink:type="simple">https://drive.google.com/file/d/1IPLvtetIwp7o4tY_LJv2wnWBFRDEJVUz/view?usp=drivesdk</text:a></text:p>
          </table:table-cell>
          <table:table-cell table:style-name="ce4" office:value-type="string" calcext:value-type="string">
            <text:p>Expired</text:p>
          </table:table-cell>
          <table:table-cell table:number-columns-repeated="2" table:style-name="ce6" office:value-type="date" office:date-value="2022-09-29T14:52:59" calcext:value-type="date">
            <text:p>9/29/2022 14:52:59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wer</text:p>
          </table:table-cell>
          <table:table-cell table:style-name="ce4" office:value-type="float" office:value="234234" calcext:value-type="float">
            <text:p>234234</text:p>
          </table:table-cell>
          <table:table-cell table:style-name="ce4" office:value-type="string" calcext:value-type="string">
            <text:p>ANT 120</text:p>
          </table:table-cell>
          <table:table-cell table:style-name="ce4" office:value-type="string" calcext:value-type="string">
            <text:p>Perspectives an open introduction to cultural Anthropology.pdf</text:p>
          </table:table-cell>
          <table:table-cell table:style-name="ce6" office:value-type="date" office:date-value="2022-09-29T14:53:22.768" calcext:value-type="date">
            <text:p>9/29/2022 14:53:23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15" calcext:value-type="float">
            <text:p>1234560015</text:p>
          </table:table-cell>
          <table:table-cell table:style-name="ce4" office:value-type="string" calcext:value-type="string">
            <text:p>1IPLvtetIwp7o4tY_LJv2wnWBFRDEJVUz</text:p>
          </table:table-cell>
          <table:table-cell table:style-name="ce5" office:value-type="string" calcext:value-type="string">
            <text:p><text:a xlink:href="https://drive.google.com/file/d/1IPLvtetIwp7o4tY_LJv2wnWBFRDEJVUz/view?usp=drivesdk" xlink:type="simple">https://drive.google.com/file/d/1IPLvtetIwp7o4tY_LJv2wnWBFRDEJVUz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29T14:53:22" calcext:value-type="date">
            <text:p>9/29/2022 14:53:22</text:p>
          </table:table-cell>
          <table:table-cell table:style-name="ce6" office:value-type="date" office:date-value="2022-09-29T15:53:22" calcext:value-type="date">
            <text:p>9/29/2022 15:53:2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peter</text:p>
          </table:table-cell>
          <table:table-cell table:style-name="ce4" office:value-type="float" office:value="6546" calcext:value-type="float">
            <text:p>6546</text:p>
          </table:table-cell>
          <table:table-cell table:style-name="ce4" office:value-type="string" calcext:value-type="string">
            <text:p>ANT 120</text:p>
          </table:table-cell>
          <table:table-cell table:style-name="ce4" office:value-type="string" calcext:value-type="string">
            <text:p>Perspectives an open introduction to cultural Anthropology.pdf</text:p>
          </table:table-cell>
          <table:table-cell table:style-name="ce6" office:value-type="date" office:date-value="2022-09-29T14:53:44.082" calcext:value-type="date">
            <text:p>9/29/2022 14:53:44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15" calcext:value-type="float">
            <text:p>1234560015</text:p>
          </table:table-cell>
          <table:table-cell table:style-name="ce4" office:value-type="string" calcext:value-type="string">
            <text:p>1IPLvtetIwp7o4tY_LJv2wnWBFRDEJVUz</text:p>
          </table:table-cell>
          <table:table-cell table:style-name="ce5" office:value-type="string" calcext:value-type="string">
            <text:p><text:a xlink:href="https://drive.google.com/file/d/1IPLvtetIwp7o4tY_LJv2wnWBFRDEJVUz/view?usp=drivesdk" xlink:type="simple">https://drive.google.com/file/d/1IPLvtetIwp7o4tY_LJv2wnWBFRDEJVUz/view?usp=drivesdk</text:a></text:p>
          </table:table-cell>
          <table:table-cell table:style-name="ce4" office:value-type="string" calcext:value-type="string">
            <text:p>In Use</text:p>
          </table:table-cell>
          <table:table-cell/>
          <table:table-cell table:style-name="ce6" office:value-type="date" office:date-value="2022-09-29T15:53:22" calcext:value-type="date">
            <text:p>9/29/2022 15:53:2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Nancy</text:p>
          </table:table-cell>
          <table:table-cell table:style-name="ce4" office:value-type="float" office:value="65465464" calcext:value-type="float">
            <text:p>65465464</text:p>
          </table:table-cell>
          <table:table-cell table:style-name="ce4" office:value-type="string" calcext:value-type="string">
            <text:p>ANT 120</text:p>
          </table:table-cell>
          <table:table-cell table:style-name="ce4" office:value-type="string" calcext:value-type="string">
            <text:p>Perspectives an open introduction to cultural Anthropology.pdf</text:p>
          </table:table-cell>
          <table:table-cell table:style-name="ce6" office:value-type="date" office:date-value="2022-09-30T15:20:04.574" calcext:value-type="date">
            <text:p>9/30/2022 15:20:05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15" calcext:value-type="float">
            <text:p>1234560015</text:p>
          </table:table-cell>
          <table:table-cell table:style-name="ce4" office:value-type="string" calcext:value-type="string">
            <text:p>1IPLvtetIwp7o4tY_LJv2wnWBFRDEJVUz</text:p>
          </table:table-cell>
          <table:table-cell table:style-name="ce5" office:value-type="string" calcext:value-type="string">
            <text:p><text:a xlink:href="https://drive.google.com/file/d/1IPLvtetIwp7o4tY_LJv2wnWBFRDEJVUz/view?usp=drivesdk" xlink:type="simple">https://drive.google.com/file/d/1IPLvtetIwp7o4tY_LJv2wnWBFRDEJVUz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30T15:20:04" calcext:value-type="date">
            <text:p>9/30/2022 15:20:04</text:p>
          </table:table-cell>
          <table:table-cell table:style-name="ce6" office:value-type="date" office:date-value="2022-09-30T15:21:04" calcext:value-type="date">
            <text:p>9/30/2022 15:21:0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Nancy 2 hour</text:p>
          </table:table-cell>
          <table:table-cell table:style-name="ce4" office:value-type="float" office:value="33333" calcext:value-type="float">
            <text:p>33333</text:p>
          </table:table-cell>
          <table:table-cell table:style-name="ce4" office:value-type="string" calcext:value-type="string">
            <text:p>BIO 150</text:p>
          </table:table-cell>
          <table:table-cell table:style-name="ce4" office:value-type="string" calcext:value-type="string">
            <text:p>Human_Physiology.pdf</text:p>
          </table:table-cell>
          <table:table-cell table:style-name="ce6" office:value-type="date" office:date-value="2022-09-30T15:20:36.189" calcext:value-type="date">
            <text:p>9/30/2022 15:20:36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20" calcext:value-type="float">
            <text:p>1234560020</text:p>
          </table:table-cell>
          <table:table-cell table:style-name="ce4" office:value-type="string" calcext:value-type="string">
            <text:p>1IsGw5XpQoRg_Yg_ekK2ehsCapBR1SR89</text:p>
          </table:table-cell>
          <table:table-cell table:style-name="ce5" office:value-type="string" calcext:value-type="string">
            <text:p><text:a xlink:href="https://drive.google.com/file/d/1IsGw5XpQoRg_Yg_ekK2ehsCapBR1SR89/view?usp=drivesdk" xlink:type="simple">https://drive.google.com/file/d/1IsGw5XpQoRg_Yg_ekK2ehsCapBR1SR89/view?usp=drivesdk</text:a></text:p>
          </table:table-cell>
          <table:table-cell table:style-name="ce4" office:value-type="string" calcext:value-type="string">
            <text:p>Active</text:p>
          </table:table-cell>
          <table:table-cell table:style-name="ce6" office:value-type="date" office:date-value="2022-09-30T15:20:35" calcext:value-type="date">
            <text:p>9/30/2022 15:20:35</text:p>
          </table:table-cell>
          <table:table-cell table:style-name="ce6" office:value-type="date" office:date-value="2022-09-30T17:20:35" calcext:value-type="date">
            <text:p>9/30/2022 17:20:35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tev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US 115</text:p>
          </table:table-cell>
          <table:table-cell table:style-name="ce4" office:value-type="string" calcext:value-type="string">
            <text:p>Introductory Business Statistics.pdf</text:p>
          </table:table-cell>
          <table:table-cell table:style-name="ce6" office:value-type="date" office:date-value="2022-09-30T15:29:17.771" calcext:value-type="date">
            <text:p>9/30/2022 15:29:18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21" calcext:value-type="float">
            <text:p>1234560021</text:p>
          </table:table-cell>
          <table:table-cell table:style-name="ce4" office:value-type="string" calcext:value-type="string">
            <text:p>1-2VHiznJjZAN8RhWCFznWEaCHVN0B6me</text:p>
          </table:table-cell>
          <table:table-cell table:style-name="ce5" office:value-type="string" calcext:value-type="string">
            <text:p><text:a xlink:href="https://drive.google.com/file/d/1-2VHiznJjZAN8RhWCFznWEaCHVN0B6me/view?usp=drivesdk" xlink:type="simple">https://drive.google.com/file/d/1-2VHiznJjZAN8RhWCFznWEaCHVN0B6me/view?usp=drivesdk</text:a></text:p>
          </table:table-cell>
          <table:table-cell table:style-name="ce4" office:value-type="string" calcext:value-type="string">
            <text:p>Active</text:p>
          </table:table-cell>
          <table:table-cell table:style-name="ce6" office:value-type="date" office:date-value="2022-09-30T15:29:17" calcext:value-type="date">
            <text:p>9/30/2022 15:29:17</text:p>
          </table:table-cell>
          <table:table-cell table:style-name="ce6" office:value-type="date" office:date-value="2022-09-30T19:56:17" calcext:value-type="date">
            <text:p>9/30/2022 19:56:17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andy</text:p>
          </table:table-cell>
          <table:table-cell table:style-name="ce4" office:value-type="float" office:value="654645" calcext:value-type="float">
            <text:p>654645</text:p>
          </table:table-cell>
          <table:table-cell table:style-name="ce4" office:value-type="string" calcext:value-type="string">
            <text:p>CUL 120</text:p>
          </table:table-cell>
          <table:table-cell table:style-name="ce4" office:value-type="string" calcext:value-type="string">
            <text:p>Human_Physiology.pdf</text:p>
          </table:table-cell>
          <table:table-cell table:style-name="ce6" office:value-type="date" office:date-value="2022-09-30T15:34:23.526" calcext:value-type="date">
            <text:p>9/30/2022 15:34:24</text:p>
          </table:table-cell>
          <table:table-cell table:style-name="ce4" office:value-type="string" calcext:value-type="string">
            <text:p>junk@liriodendron.net</text:p>
          </table:table-cell>
          <table:table-cell table:number-columns-repeated="3"/>
          <table:table-cell table:style-name="ce4" office:value-type="string" calcext:value-type="string">
            <text:p>Active</text:p>
          </table:table-cell>
          <table:table-cell table:style-name="ce6" office:value-type="date" office:date-value="2022-09-30T15:34:23" calcext:value-type="date">
            <text:p>9/30/2022 15:34:23</text:p>
          </table:table-cell>
          <table:table-cell table:style-name="ce6" office:value-type="date" office:date-value="2022-09-30T20:41:23" calcext:value-type="date">
            <text:p>9/30/2022 20:41:2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Denis</text:p>
          </table:table-cell>
          <table:table-cell table:style-name="ce4" office:value-type="float" office:value="98098" calcext:value-type="float">
            <text:p>98098</text:p>
          </table:table-cell>
          <table:table-cell table:style-name="ce4" office:value-type="string" calcext:value-type="string">
            <text:p>ENG 101</text:p>
          </table:table-cell>
          <table:table-cell table:style-name="ce4" office:value-type="string" calcext:value-type="string">
            <text:p>English Literature.pdf</text:p>
          </table:table-cell>
          <table:table-cell table:style-name="ce6" office:value-type="date" office:date-value="2022-09-30T15:35:04.434" calcext:value-type="date">
            <text:p>9/30/2022 15:35:04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19" calcext:value-type="float">
            <text:p>1234560019</text:p>
          </table:table-cell>
          <table:table-cell table:style-name="ce4" office:value-type="string" calcext:value-type="string">
            <text:p>1IOwTravU3wlyi5KxbQuT_Am2cfypxvXo</text:p>
          </table:table-cell>
          <table:table-cell table:style-name="ce5" office:value-type="string" calcext:value-type="string">
            <text:p><text:a xlink:href="https://drive.google.com/file/d/1IOwTravU3wlyi5KxbQuT_Am2cfypxvXo/view?usp=drivesdk" xlink:type="simple">https://drive.google.com/file/d/1IOwTravU3wlyi5KxbQuT_Am2cfypxvXo/view?usp=drivesdk</text:a></text:p>
          </table:table-cell>
          <table:table-cell table:style-name="ce4" office:value-type="string" calcext:value-type="string">
            <text:p>Active</text:p>
          </table:table-cell>
          <table:table-cell table:style-name="ce6" office:value-type="date" office:date-value="2022-09-30T15:35:04" calcext:value-type="date">
            <text:p>9/30/2022 15:35:04</text:p>
          </table:table-cell>
          <table:table-cell table:style-name="ce6" office:value-type="date" office:date-value="2022-09-30T20:51:04" calcext:value-type="date">
            <text:p>9/30/2022 20:51:0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Denise</text:p>
          </table:table-cell>
          <table:table-cell table:style-name="ce4" office:value-type="float" office:value="8098089" calcext:value-type="float">
            <text:p>8098089</text:p>
          </table:table-cell>
          <table:table-cell table:style-name="ce4" office:value-type="string" calcext:value-type="string">
            <text:p>FUN 101</text:p>
          </table:table-cell>
          <table:table-cell table:style-name="ce4" office:value-type="string" calcext:value-type="string">
            <text:p>Appalachian Trail in Massachusetts Map.pdf</text:p>
          </table:table-cell>
          <table:table-cell table:style-name="ce6" office:value-type="date" office:date-value="2022-09-30T15:36:24.122" calcext:value-type="date">
            <text:p>9/30/2022 15:36:24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5" calcext:value-type="float">
            <text:p>123456005</text:p>
          </table:table-cell>
          <table:table-cell table:style-name="ce4" office:value-type="string" calcext:value-type="string">
            <text:p>16if0VEECDs7T7ko0T09nqoGow6ru2_Jh</text:p>
          </table:table-cell>
          <table:table-cell table:style-name="ce5" office:value-type="string" calcext:value-type="string">
            <text:p><text:a xlink:href="https://drive.google.com/file/d/16if0VEECDs7T7ko0T09nqoGow6ru2_Jh/view?usp=drivesdk" xlink:type="simple">https://drive.google.com/file/d/16if0VEECDs7T7ko0T09nqoGow6ru2_Jh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30T15:36:23" calcext:value-type="date">
            <text:p>9/30/2022 15:36:23</text:p>
          </table:table-cell>
          <table:table-cell table:style-name="ce6" office:value-type="date" office:date-value="2022-09-30T15:37:23" calcext:value-type="date">
            <text:p>9/30/2022 15:37:2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teph</text:p>
          </table:table-cell>
          <table:table-cell table:style-name="ce4" office:value-type="float" office:value="98098098" calcext:value-type="float">
            <text:p>98098098</text:p>
          </table:table-cell>
          <table:table-cell table:style-name="ce4" office:value-type="string" calcext:value-type="string">
            <text:p>FUN 101</text:p>
          </table:table-cell>
          <table:table-cell table:style-name="ce4" office:value-type="string" calcext:value-type="string">
            <text:p>BlueHills-brochure-trailmap-2020.pdf</text:p>
          </table:table-cell>
          <table:table-cell table:style-name="ce6" office:value-type="date" office:date-value="2022-09-30T15:40:59.859" calcext:value-type="date">
            <text:p>9/30/2022 15:41:00</text:p>
          </table:table-cell>
          <table:table-cell table:style-name="ce4" office:value-type="string" calcext:value-type="string">
            <text:p>junk@liriodendron.net</text:p>
          </table:table-cell>
          <table:table-cell table:style-name="ce4" office:value-type="float" office:value="123456004" calcext:value-type="float">
            <text:p>123456004</text:p>
          </table:table-cell>
          <table:table-cell table:style-name="ce4" office:value-type="string" calcext:value-type="string">
            <text:p>1nRSjRAKycB_r7hHLGdxVjRfQWqNeRUr_</text:p>
          </table:table-cell>
          <table:table-cell table:style-name="ce5" office:value-type="string" calcext:value-type="string">
            <text:p><text:a xlink:href="https://drive.google.com/file/d/1nRSjRAKycB_r7hHLGdxVjRfQWqNeRUr_/view?usp=drivesdk" xlink:type="simple">https://drive.google.com/file/d/1nRSjRAKycB_r7hHLGdxVjRfQWqNeRUr_/view?usp=drivesdk</text:a></text:p>
          </table:table-cell>
          <table:table-cell table:style-name="ce4" office:value-type="string" calcext:value-type="string">
            <text:p>Expired</text:p>
          </table:table-cell>
          <table:table-cell table:style-name="ce6" office:value-type="date" office:date-value="2022-09-30T15:40:59" calcext:value-type="date">
            <text:p>9/30/2022 15:40:59</text:p>
          </table:table-cell>
          <table:table-cell table:style-name="ce6" office:value-type="date" office:date-value="2022-09-30T15:46:59" calcext:value-type="date">
            <text:p>9/30/2022 15:46:59</text:p>
          </table:table-cell>
          <table:table-cell table:number-columns-repeated="101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Use" table:style-name="ta4">
        <table:table-column table:style-name="co3" table:default-cell-style-name="Default"/>
        <table:table-column table:style-name="co13" table:default-cell-style-name="Default"/>
        <table:table-column table:style-name="co8" table:default-cell-style-name="Default"/>
        <table:table-column table:style-name="co3" table:number-columns-repeated="1021" table:default-cell-style-name="Default"/>
        <table:table-row table:style-name="ro1">
          <table:table-cell table:style-name="ce4" office:value-type="string" calcext:value-type="string">
            <text:p>Barcode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Expiration</text:p>
          </table:table-cell>
          <table:table-cell table:number-columns-repeated="1021"/>
        </table:table-row>
        <table:table-row table:style-name="ro1">
          <table:table-cell table:style-name="ce4" office:value-type="float" office:value="1234560020" calcext:value-type="float">
            <text:p>1234560020</text:p>
          </table:table-cell>
          <table:table-cell table:style-name="ce4" office:value-type="string" calcext:value-type="string">
            <text:p>Human_Physiology.pdf</text:p>
          </table:table-cell>
          <table:table-cell table:style-name="ce6" office:value-type="date" office:date-value="2022-09-30T17:20:35" calcext:value-type="date">
            <text:p>9/30/2022 17:20:35</text:p>
          </table:table-cell>
          <table:table-cell table:number-columns-repeated="1021"/>
        </table:table-row>
        <table:table-row table:style-name="ro1">
          <table:table-cell table:style-name="ce4" office:value-type="float" office:value="1234560021" calcext:value-type="float">
            <text:p>1234560021</text:p>
          </table:table-cell>
          <table:table-cell table:style-name="ce4" office:value-type="string" calcext:value-type="string">
            <text:p>Introductory Business Statistics.pdf</text:p>
          </table:table-cell>
          <table:table-cell table:style-name="ce6" office:value-type="date" office:date-value="2022-09-30T19:56:17" calcext:value-type="date">
            <text:p>9/30/2022 19:56:17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Human_Physiology.pdf</text:p>
          </table:table-cell>
          <table:table-cell table:style-name="ce6" office:value-type="date" office:date-value="2022-09-30T20:41:23" calcext:value-type="date">
            <text:p>9/30/2022 20:41:23</text:p>
          </table:table-cell>
          <table:table-cell table:number-columns-repeated="1021"/>
        </table:table-row>
        <table:table-row table:style-name="ro1">
          <table:table-cell table:style-name="ce4" office:value-type="float" office:value="1234560019" calcext:value-type="float">
            <text:p>1234560019</text:p>
          </table:table-cell>
          <table:table-cell table:style-name="ce4" office:value-type="string" calcext:value-type="string">
            <text:p>English Literature.pdf</text:p>
          </table:table-cell>
          <table:table-cell table:style-name="ce6" office:value-type="date" office:date-value="2022-09-30T20:51:04" calcext:value-type="date">
            <text:p>9/30/2022 20:51:04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6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erves" style:display-name="PageStyle_Reser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actions" style:display-name="PageStyle_Trans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Use" style:display-name="PageStyle_InU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80" meta:object-count="0"/>
    <meta:generator>LibreOfficeDev/6.0.5.2$Linux_X86_64 LibreOffice_project/</meta:generator>
  </office:meta>
</office:document-meta>
</file>